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LLLLSLSSLSSSSSSSSLSSLLLL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4:40:50.25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4:41:15.022000000</dc:date>
    <meta:editing-duration>P3DT20H20M34S</meta:editing-duration>
    <meta:editing-cycles>300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7" meta:object-count="0"/>
  </office:meta>
</office:document-meta>
</file>